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36cm" fo:margin-left="0cm" fo:margin-right="-0.037cm" table:align="margins" style:writing-mode="lr-tb"/>
    </style:style>
    <style:style style:name="Таблица1.A" style:family="table-column">
      <style:table-column-properties style:column-width="1.064cm" style:rel-column-width="4089*"/>
    </style:style>
    <style:style style:name="Таблица1.B" style:family="table-column">
      <style:table-column-properties style:column-width="5.412cm" style:rel-column-width="20817*"/>
    </style:style>
    <style:style style:name="Таблица1.C" style:family="table-column">
      <style:table-column-properties style:column-width="5.771cm" style:rel-column-width="22201*"/>
    </style:style>
    <style:style style:name="Таблица1.D" style:family="table-column">
      <style:table-column-properties style:column-width="4.791cm" style:rel-column-width="18428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C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A34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B3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D3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26.702cm" fo:break-before="auto" fo:break-after="auto" table:align="center" style:writing-mode="lr-tb"/>
    </style:style>
    <style:style style:name="Таблица3.A" style:family="table-column">
      <style:table-column-properties style:column-width="1.376cm"/>
    </style:style>
    <style:style style:name="Таблица3.B" style:family="table-column">
      <style:table-column-properties style:column-width="4.101cm"/>
    </style:style>
    <style:style style:name="Таблица3.C" style:family="table-column">
      <style:table-column-properties style:column-width="10.901cm"/>
    </style:style>
    <style:style style:name="Таблица3.D" style:family="table-column">
      <style:table-column-properties style:column-width="10.324cm"/>
    </style:style>
    <style:style style:name="Таблица3.1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3.A1" style:family="table-cell">
      <style:table-cell-properties style:vertical-align="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C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D1" style:family="table-cell">
      <style:table-cell-properties style:vertical-align="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Таблица3.D2" style:family="table-cell">
      <style:table-cell-properties style:vertical-align="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Таблица3.3" style:family="table-row">
      <style:table-row-properties style:min-row-height="4.149cm" fo:background-color="transparent" style:keep-together="false" fo:keep-together="always">
        <style:background-image/>
      </style:table-row-properties>
    </style:style>
    <style:style style:name="Таблица3.5" style:family="table-row">
      <style:table-row-properties style:min-row-height="3.179cm" style:keep-together="false" fo:keep-together="always"/>
    </style:style>
    <style:style style:name="Таблица3.A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5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6" style:family="table-row">
      <style:table-row-properties style:min-row-height="1.739cm" style:keep-together="false" fo:keep-together="always"/>
    </style:style>
    <style:style style:name="Таблица3.A6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7" style:family="table-row">
      <style:table-row-properties style:min-row-height="1.154cm" style:keep-together="false" fo:keep-together="always"/>
    </style:style>
    <style:style style:name="Таблица3.9" style:family="table-row">
      <style:table-row-properties style:min-row-height="2.397cm" style:keep-together="false" fo:keep-together="always"/>
    </style:style>
    <style:style style:name="Таблица3.14" style:family="table-row">
      <style:table-row-properties style:keep-together="false" fo:keep-together="always"/>
    </style:style>
    <style:style style:name="Таблица3.A33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B3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D3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Шапка" style:master-page-name="Standard">
      <style:paragraph-properties style:page-number="auto" fo:break-before="page"/>
    </style:style>
    <style:style style:name="P3" style:family="paragraph" style:parent-style-name="Шапка" style:master-page-name="Преобразование_20_1">
      <style:paragraph-properties style:page-number="auto"/>
    </style:style>
    <style:style style:name="P4" style:family="paragraph" style:parent-style-name="Заголовок_20_документа"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Arial1" fo:font-size="11pt" style:font-size-asian="11pt" style:font-size-complex="11pt"/>
    </style:style>
    <style:style style:name="P19" style:family="paragraph" style:parent-style-name="Standard">
      <style:text-properties fo:color="#ff0000"/>
    </style:style>
    <style:style style:name="P20" style:family="paragraph" style:parent-style-name="Standard">
      <style:text-properties fo:color="#ff0000" style:font-name="Arial1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Arial1"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1pt" fo:font-weight="bold" style:font-size-asian="11pt" style:font-weight-asian="bold" style:font-size-complex="11pt"/>
    </style:style>
    <style:style style:name="T1" style:family="text">
      <style:text-properties style:font-name="Arial1" fo:font-size="11pt" fo:font-weight="bold" style:font-size-asian="11pt" style:font-weight-asian="bold" style:font-size-complex="11pt"/>
    </style:style>
    <style:style style:name="T2" style:family="text">
      <style:text-properties style:font-name="Arial1" fo:font-size="11pt" fo:font-weight="bold" style:font-size-asian="11pt" style:font-weight-asian="bold" style:font-size-complex="14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font-size-complex="14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ложение 2</text:p>
      <text:p text:style-name="Шапка"/>
      <text:p text:style-name="Заголовок_20_документа"><text:span text:style-name="T1"><text:s/>Требования <text:s/>НП «МООЖС» <text:s/>к <text:s/>численности и стажу <text:s/>квалифицированных работников</text:span><text:span text:style-name="T2">, наличие которых необходимо для получения свидетельства о допуске к конкретным видам работ, которые влияют на безопасность объектов капитального строительств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Таблица1.1">
            <table:table-cell table:style-name="Таблица1.A1" office:value-type="string">
              <text:p text:style-name="P12">№</text:p>
              <text:p text:style-name="P11">п\п</text:p>
            </table:table-cell>
            <table:table-cell table:style-name="Таблица1.B1" office:value-type="string">
              <text:p text:style-name="P12">Вид работ</text:p>
            </table:table-cell>
            <table:table-cell table:style-name="Таблица1.B1" office:value-type="string">
              <text:p text:style-name="P12">Требование к численности квалифицированных работников</text:p>
            </table:table-cell>
            <table:table-cell table:style-name="Таблица1.D1" office:value-type="string">
              <text:p text:style-name="P12">Требования к стажу работы по специальности <text:s/>квалифицированных работников</text:p>
            </table:table-cell>
          </table:table-row>
          <table:table-row table:style-name="Таблица1.1">
            <table:table-cell table:style-name="Таблица1.A1" office:value-type="string">
              <text:p text:style-name="P17">1</text:p>
            </table:table-cell>
            <table:table-cell table:style-name="Таблица1.B1" office:value-type="string">
              <text:p text:style-name="P17">2</text:p>
            </table:table-cell>
            <table:table-cell table:style-name="Таблица1.C2" office:value-type="float" office:value="3">
              <text:p text:style-name="P17">3</text:p>
            </table:table-cell>
            <table:table-cell table:style-name="Таблица1.D1" office:value-type="string">
              <text:p text:style-name="P17">4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8">1</text:p>
          </table:table-cell>
          <table:table-cell table:style-name="Таблица1.A1" office:value-type="string">
            <text:p text:style-name="P8">Подготовительные работы на строительной площадке</text:p>
          </table:table-cell>
          <table:table-cell table:style-name="Таблица1.A1" office:value-type="string">
            <text:p text:style-name="P8">Инженер -строитель,</text:p>
            <text:p text:style-name="P7">инженер-механик</text:p>
            <text:p text:style-name="P7">инженер-электромеханик</text:p>
            <text:p text:style-name="P7">-3 чел. или</text:p>
            <text:p text:style-name="P7"/>
            <text:p text:style-name="P7">техник - строитель</text:p>
            <text:p text:style-name="P7">техник-механик</text:p>
            <text:p text:style-name="P7">техник-электромеханик</text:p>
            <text:p text:style-name="P7">-5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2</text:p>
          </table:table-cell>
          <table:table-cell table:style-name="Таблица1.A1" office:value-type="string">
            <text:p text:style-name="P8">Работы по сносу строений и разборке конструкций</text:p>
          </table:table-cell>
          <table:table-cell table:style-name="Таблица1.A1" office:value-type="string">
            <text:p text:style-name="P8">Инженер -строитель,</text:p>
            <text:p text:style-name="P7">инженер-механик</text:p>
            <text:p text:style-name="P7">инженер-электромеханик</text:p>
            <text:p text:style-name="P7">-3 чел. или</text:p>
            <text:p text:style-name="P7"/>
            <text:p text:style-name="P7">техник-строитель </text:p>
            <text:p text:style-name="P7">техник-механик</text:p>
            <text:p text:style-name="P7">техник-электромеханик</text:p>
            <text:p text:style-name="P7">-5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5" office:value-type="float" office:value="3">
            <text:p text:style-name="P7">3</text:p>
          </table:table-cell>
          <table:table-cell table:style-name="Таблица1.A1" office:value-type="string">
            <text:p text:style-name="P7">Работы по водопонижению, организации поверхностного стока и водоотвода</text:p>
          </table:table-cell>
          <table:table-cell table:style-name="Таблица1.A1" office:value-type="string">
            <text:p text:style-name="P7">Инженер -строитель,</text:p>
            <text:p text:style-name="P7">инженер-механик</text:p>
            <text:p text:style-name="P7">инженер-сантехник</text:p>
            <text:p text:style-name="P7">-3 чел. или</text:p>
            <text:p text:style-name="P7"/>
            <text:p text:style-name="P7">техник -строитель</text:p>
            <text:p text:style-name="P7">техник-механик</text:p>
            <text:p text:style-name="P7">техник-сантехник</text:p>
            <text:p text:style-name="P7">-5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8">Работы по разработке выемок, вертикальной планировке</text:p>
          </table:table-cell>
          <table:table-cell table:style-name="Таблица1.A1" office:value-type="string">
            <text:p text:style-name="P8">Инженер -строитель,</text:p>
            <text:p text:style-name="P7">инженер-механик</text:p>
            <text:p text:style-name="P7">-3 чел. или</text:p>
            <text:p text:style-name="P7"/>
            <text:p text:style-name="P7">техник -строитель</text:p>
            <text:p text:style-name="P7">техник-механик</text:p>
            <text:p text:style-name="P7">-5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>с</text:p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5" office:value-type="float" office:value="5">
            <text:p text:style-name="P7">5</text:p>
          </table:table-cell>
          <table:table-cell table:style-name="Таблица1.A1" office:value-type="string">
            <text:p text:style-name="P7">Работы по устройству насыпей и обратным засыпкам</text:p>
          </table:table-cell>
          <table:table-cell table:style-name="Таблица1.A1" office:value-type="string">
            <text:p text:style-name="P7">Инженер -строитель,</text:p>
            <text:p text:style-name="P7">инженер-электромеханик</text:p>
            <text:p text:style-name="P7">-3 чел. или</text:p>
            <text:p text:style-name="P7"/>
            <text:p text:style-name="P7">техник -строитель</text:p>
            <text:p text:style-name="P7">техник-электромеханик</text:p>
            <text:p text:style-name="P7">-5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8">6</text:p>
          </table:table-cell>
          <table:table-cell table:style-name="Таблица1.A1" office:value-type="string">
            <text:p text:style-name="P8">Работы гидромеханизированные</text:p>
            <text:p text:style-name="P7"><text:s/>и дноуглубительные</text:p>
          </table:table-cell>
          <table:table-cell table:style-name="Таблица1.A1" office:value-type="string">
            <text:p text:style-name="P8">Инженер -строитель,</text:p>
            <text:p text:style-name="P7">инженер-механик</text:p>
            <text:p text:style-name="P7">-4 чел. или</text:p>
            <text:p text:style-name="P7"/>
            <text:p text:style-name="P7">техник -строитель</text:p>
            <text:p text:style-name="P7">техник-механик</text:p>
            <text:p text:style-name="P7">-5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15">7</text:p>
          </table:table-cell>
          <table:table-cell table:style-name="Таблица1.A1" office:value-type="string">
            <text:p text:style-name="P18">Работы взрывные</text:p>
          </table:table-cell>
          <table:table-cell table:style-name="Таблица1.A1" office:value-type="string">
            <text:p text:style-name="P8">Горный инженер</text:p>
            <text:p text:style-name="P7">- 4 чел. или</text:p>
            <text:p text:style-name="P7"/>
            <text:p text:style-name="P7">старший техник</text:p>
            <text:p text:style-name="P7">6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8</text:p>
          </table:table-cell>
          <table:table-cell table:style-name="Таблица1.A1" office:value-type="string">
            <text:p text:style-name="P8">Работы по устройству свайных оснований, шпунтовых ограждений, анкеров </text:p>
          </table:table-cell>
          <table:table-cell table:style-name="Таблица1.A1" office:value-type="string">
            <text:p text:style-name="P8">Инженер -строитель,</text:p>
            <text:p text:style-name="P7">инженер-механик</text:p>
            <text:p text:style-name="P7">-4 чел. или</text:p>
            <text:p text:style-name="P7"/>
            <text:p text:style-name="P7">техник -строитель</text:p>
            <text:p text:style-name="P7">техник-механик</text:p>
            <text:p text:style-name="P7">-6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9</text:p>
          </table:table-cell>
          <table:table-cell table:style-name="Таблица1.A1" office:value-type="string">
            <text:p text:style-name="P8">Работы по уплотнению грунтов естественного залегания <text:s/>и устройству грунтовых подушек</text:p>
          </table:table-cell>
          <table:table-cell table:style-name="Таблица1.A1" office:value-type="string">
            <text:p text:style-name="P8">Инженер -строитель,</text:p>
            <text:p text:style-name="P7">Инженер-механик</text:p>
            <text:p text:style-name="P7">-3 чел. или</text:p>
            <text:p text:style-name="P7"/>
            <text:p text:style-name="P7">техник -строитель</text:p>
            <text:p text:style-name="P7">техник-механик</text:p>
            <text:p text:style-name="P7">-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10</text:p>
          </table:table-cell>
          <table:table-cell table:style-name="Таблица1.A1" office:value-type="string">
            <text:p text:style-name="P8">Работы по сооружению опускных колодцев и кессонов</text:p>
          </table:table-cell>
          <table:table-cell table:style-name="Таблица1.A1" office:value-type="string">
            <text:p text:style-name="P8">Инженер -строитель,</text:p>
            <text:p text:style-name="P7">инженер-механик</text:p>
            <text:p text:style-name="P7">-3 чел. или</text:p>
            <text:p text:style-name="P7"/>
            <text:p text:style-name="P7">техник -строитель</text:p>
            <text:p text:style-name="P7">техник-механик</text:p>
            <text:p text:style-name="P7">-5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11</text:p>
          </table:table-cell>
          <table:table-cell table:style-name="Таблица1.A1" office:value-type="string">
            <text:p text:style-name="P8">Работы по возведению сооружений способом «стена в грунте» </text:p>
          </table:table-cell>
          <table:table-cell table:style-name="Таблица1.A1" office:value-type="string">
            <text:p text:style-name="P8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12</text:p>
          </table:table-cell>
          <table:table-cell table:style-name="Таблица1.A1" office:value-type="string">
            <text:p text:style-name="P8">Работы по закреплению грунтов</text:p>
          </table:table-cell>
          <table:table-cell table:style-name="Таблица1.A1" office:value-type="string">
            <text:p text:style-name="P8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5" office:value-type="float" office:value="13">
            <text:p text:style-name="P7">13</text:p>
          </table:table-cell>
          <table:table-cell table:style-name="Таблица1.A1" office:value-type="string">
            <text:p text:style-name="P7">Работы по искусственному замораживанию грунтов</text:p>
          </table:table-cell>
          <table:table-cell table:style-name="Таблица1.A1" office:value-type="string">
            <text:p text:style-name="P7">Горный инженер,</text:p>
            <text:p text:style-name="P7">инженер - строитель</text:p>
            <text:p text:style-name="P7">-3 чел. или</text:p>
            <text:p text:style-name="P7"/>
            <text:p text:style-name="P7">техник – строитель,</text:p>
            <text:p text:style-name="P7">старший техник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8">14</text:p>
          </table:table-cell>
          <table:table-cell table:style-name="Таблица1.A1" office:value-type="string">
            <text:p text:style-name="P8">Работы бетонные</text:p>
          </table:table-cell>
          <table:table-cell table:style-name="Таблица1.A1" office:value-type="string">
            <text:p text:style-name="P8">Инженер -строитель</text:p>
            <text:p text:style-name="P7">-4 чел. или</text:p>
            <text:p text:style-name="P7"/>
            <text:p text:style-name="P7">техник -строитель</text:p>
            <text:p text:style-name="P7">6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15</text:p>
          </table:table-cell>
          <table:table-cell table:style-name="Таблица1.A1" office:value-type="string">
            <text:p text:style-name="P8">Работы по монтажу сборных железобетонных и бетонных конструкций</text:p>
          </table:table-cell>
          <table:table-cell table:style-name="Таблица1.A1" office:value-type="string">
            <text:p text:style-name="P8">Инженер -строитель,</text:p>
            <text:p text:style-name="P7">инженер-электромеханик</text:p>
            <text:p text:style-name="P7">-4 чел. или</text:p>
            <text:p text:style-name="P7"/>
            <text:p text:style-name="P7">техник –строитель,</text:p>
            <text:p text:style-name="P7">техник-электромеханик</text:p>
            <text:p text:style-name="P7">-6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16</text:p>
          </table:table-cell>
          <table:table-cell table:style-name="Таблица1.A1" office:value-type="string">
            <text:p text:style-name="P8">Работы по монтажу металлических конструкций</text:p>
          </table:table-cell>
          <table:table-cell table:style-name="Таблица1.A1" office:value-type="string">
            <text:p text:style-name="P8">Инженер – строитель,</text:p>
            <text:p text:style-name="P7">инженер-механик</text:p>
            <text:p text:style-name="P7">-5 чел. или</text:p>
            <text:p text:style-name="P7"/>
            <text:p text:style-name="P7">техник – строитель,</text:p>
            <text:p text:style-name="P7">техник-механик</text:p>
            <text:p text:style-name="P7">6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5" office:value-type="float" office:value="17">
            <text:p text:style-name="P7">17</text:p>
          </table:table-cell>
          <table:table-cell table:style-name="Таблица1.A1" office:value-type="string">
            <text:p text:style-name="P8">Работы по монтажу деревянных конструкций</text:p>
          </table:table-cell>
          <table:table-cell table:style-name="Таблица1.A1" office:value-type="string">
            <text:p text:style-name="P8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18</text:p>
          </table:table-cell>
          <table:table-cell table:style-name="Таблица1.A1" office:value-type="string">
            <text:p text:style-name="P8">Работы по монтажу легких ограждающих конструкций</text:p>
          </table:table-cell>
          <table:table-cell table:style-name="Таблица1.A1" office:value-type="string">
            <text:p text:style-name="P8">Инженер –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19</text:p>
          </table:table-cell>
          <table:table-cell table:style-name="Таблица1.A1" office:value-type="string">
            <text:p text:style-name="P8">Работы по монтажу стен и панелей типа «СЭНДВИЧ» и полистовой сборки</text:p>
          </table:table-cell>
          <table:table-cell table:style-name="Таблица1.A1" office:value-type="string">
            <text:p text:style-name="P8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20</text:p>
          </table:table-cell>
          <table:table-cell table:style-name="Таблица1.A1" office:value-type="string">
            <text:p text:style-name="P8">Работы по устройству каменных конструкций</text:p>
          </table:table-cell>
          <table:table-cell table:style-name="Таблица1.A1" office:value-type="string">
            <text:p text:style-name="P8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5" office:value-type="float" office:value="21">
            <text:p text:style-name="P7">21</text:p>
          </table:table-cell>
          <table:table-cell table:style-name="Таблица1.A1" office:value-type="string">
            <text:p text:style-name="P7">Работы по экранированию помещений и устройству деформационных швов</text:p>
          </table:table-cell>
          <table:table-cell table:style-name="Таблица1.A1" office:value-type="string">
            <text:p text:style-name="P7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22</text:p>
          </table:table-cell>
          <table:table-cell table:style-name="Таблица1.A1" office:value-type="string">
            <text:p text:style-name="P8">Работы по устройству и футеровке промышленных печей и дымовых труб</text:p>
          </table:table-cell>
          <table:table-cell table:style-name="Таблица1.A1" office:value-type="string">
            <text:p text:style-name="P8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8">23</text:p>
          </table:table-cell>
          <table:table-cell table:style-name="Таблица1.A1" office:value-type="string">
            <text:p text:style-name="P8">Работы по устройству кровель</text:p>
          </table:table-cell>
          <table:table-cell table:style-name="Таблица1.A1" office:value-type="string">
            <text:p text:style-name="P8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24</text:p>
          </table:table-cell>
          <table:table-cell table:style-name="Таблица1.A1" office:value-type="string">
            <text:p text:style-name="P8">Работы по гидроизоляции строительных конструкций</text:p>
          </table:table-cell>
          <table:table-cell table:style-name="Таблица1.A1" office:value-type="string">
            <text:p text:style-name="P8">Инженер -строитель,</text:p>
            <text:p text:style-name="P7">инженер-электромеханик</text:p>
            <text:p text:style-name="P7">-3 чел. или</text:p>
            <text:p text:style-name="P7"/>
            <text:p text:style-name="P7">техник -строитель</text:p>
            <text:p text:style-name="P7">техник-электромеханик</text:p>
            <text:p text:style-name="P7">-5 чел.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5" office:value-type="float" office:value="25">
            <text:p text:style-name="P7">25</text:p>
          </table:table-cell>
          <table:table-cell table:style-name="Таблица1.A1" office:value-type="string">
            <text:p text:style-name="P7">Работы по антикоррозийной защите строительных конструкций и оборудования</text:p>
          </table:table-cell>
          <table:table-cell table:style-name="Таблица1.A1" office:value-type="string">
            <text:p text:style-name="P7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26</text:p>
          </table:table-cell>
          <table:table-cell table:style-name="Таблица1.A1" office:value-type="string">
            <text:p text:style-name="P8">Работы по теплоизоляции строительных конструкций, трубопроводов и оборудования</text:p>
          </table:table-cell>
          <table:table-cell table:style-name="Таблица1.A1" office:value-type="string">
            <text:p text:style-name="P8">Инженер -строитель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27</text:p>
          </table:table-cell>
          <table:table-cell table:style-name="Таблица1.A1" office:value-type="string">
            <text:p text:style-name="P8">Работы по устройству внутренних инженерных систем и оборудования</text:p>
          </table:table-cell>
          <table:table-cell table:style-name="Таблица1.A1" office:value-type="string">
            <text:p text:style-name="P8">Инженер - строитель</text:p>
            <text:p text:style-name="P7">инженер - сантехник</text:p>
            <text:p text:style-name="P7">инженер - электрик</text:p>
            <text:p text:style-name="P7">-6 чел. или</text:p>
            <text:p text:style-name="P7"/>
            <text:p text:style-name="P7">техник – строитель</text:p>
            <text:p text:style-name="P7">техник - сантехник</text:p>
            <text:p text:style-name="P7">7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28</text:p>
          </table:table-cell>
          <table:table-cell table:style-name="Таблица1.A1" office:value-type="string">
            <text:p text:style-name="P8">Работы по монтажу наружных инженерных сетей и коммуникаций</text:p>
          </table:table-cell>
          <table:table-cell table:style-name="Таблица1.A1" office:value-type="string">
            <text:p text:style-name="P8">Инженер – строитель,</text:p>
            <text:p text:style-name="P7">инженер - сантехник</text:p>
            <text:p text:style-name="P7">инженер - электрик</text:p>
            <text:p text:style-name="P7">- 6 чел. или</text:p>
            <text:p text:style-name="P7"/>
            <text:p text:style-name="P7">техник – строитель,</text:p>
            <text:p text:style-name="P7">техник - электрик</text:p>
            <text:p text:style-name="P7">7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29</text:p>
          </table:table-cell>
          <table:table-cell table:style-name="Таблица1.A1" office:value-type="string">
            <text:p text:style-name="P8">Работы по монтажу технологического оборудования </text:p>
          </table:table-cell>
          <table:table-cell table:style-name="Таблица1.A1" office:value-type="string">
            <text:p text:style-name="P8">Инженер - строитель,</text:p>
            <text:p text:style-name="P7">инженер - электрик</text:p>
            <text:p text:style-name="P7">инженер - сантехник</text:p>
            <text:p text:style-name="P7">-7 чел. или</text:p>
            <text:p text:style-name="P7"/>
            <text:p text:style-name="P7">техник - строитель,</text:p>
            <text:p text:style-name="P7">техник - электрик</text:p>
            <text:p text:style-name="P7">техник - сантехник</text:p>
            <text:p text:style-name="P7">8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8">30</text:p>
          </table:table-cell>
          <table:table-cell table:style-name="Таблица1.A1" office:value-type="string">
            <text:p text:style-name="P8">Работы пусконаладочные</text:p>
          </table:table-cell>
          <table:table-cell table:style-name="Таблица1.A1" office:value-type="string">
            <text:p text:style-name="P8">Инженер – строитель,</text:p>
            <text:p text:style-name="P7">инженер-электрик, </text:p>
            <text:p text:style-name="P7">механик</text:p>
            <text:p text:style-name="P7">-8 чел. или</text:p>
            <text:p text:style-name="P7"/>
            <text:p text:style-name="P7">техник – строитель,</text:p>
            <text:p text:style-name="P7">техник – электрик, </text:p>
            <text:p text:style-name="P7">механик </text:p>
            <text:p text:style-name="P7">- 9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8">31</text:p>
          </table:table-cell>
          <table:table-cell table:style-name="Таблица1.A1" office:value-type="string">
            <text:p text:style-name="P8">Работы по <text:s/><text:span text:style-name="T4">по строительству автомобильных дорог</text:span></text:p>
          </table:table-cell>
          <table:table-cell table:style-name="Таблица1.A1" office:value-type="string">
            <text:p text:style-name="P8">Инженер - строитель</text:p>
            <text:p text:style-name="P7">инженер- строитель <text:span text:style-name="T5">аэропортов</text:span></text:p>
            <text:p text:style-name="P7">-3 чел. или</text:p>
            <text:p text:style-name="P7"/>
            <text:p text:style-name="P7">техник -строитель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34" office:value-type="float" office:value="32">
            <text:p text:style-name="P8">32</text:p>
          </table:table-cell>
          <table:table-cell table:style-name="Таблица1.B34" office:value-type="string">
            <text:p text:style-name="P15">Работы по <text:s/>по строительству <text:span text:style-name="T6">железнодорожных путей </text:span></text:p>
          </table:table-cell>
          <table:table-cell table:style-name="Таблица1.B34" office:value-type="string">
            <text:p text:style-name="P8">Инженер - строитель</text:p>
            <text:p text:style-name="P7">инженер- строитель <text:span text:style-name="T5">аэропортов</text:span></text:p>
            <text:p text:style-name="P7">-3 чел. или</text:p>
            <text:p text:style-name="P7"/>
            <text:p text:style-name="P7">техник -строитель</text:p>
            <text:p text:style-name="P8">5 чел</text:p>
          </table:table-cell>
          <table:table-cell table:style-name="Таблица1.D34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8">не менее 5 лет</text:p>
          </table:table-cell>
        </table:table-row>
        <table:table-row table:style-name="Таблица1.1">
          <table:table-cell table:style-name="Таблица1.A5" office:value-type="float" office:value="33">
            <text:p text:style-name="P8">33</text:p>
          </table:table-cell>
          <table:table-cell table:style-name="Таблица1.A1" office:value-type="string">
            <text:p text:style-name="P8">Работы подводные (водолазные)</text:p>
          </table:table-cell>
          <table:table-cell table:style-name="Таблица1.A1" office:value-type="string">
            <text:p text:style-name="P8">Инженер – строитель,</text:p>
            <text:p text:style-name="P7">инженер - гидротехник,</text:p>
            <text:p text:style-name="P7">морской инженер</text:p>
            <text:p text:style-name="P7">-7 чел. или</text:p>
            <text:p text:style-name="P7"/>
            <text:p text:style-name="P7">техник - строитель</text:p>
            <text:p text:style-name="P7">старший техник </text:p>
            <text:p text:style-name="P7">- 8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5" office:value-type="float" office:value="34">
            <text:p text:style-name="P8">34</text:p>
          </table:table-cell>
          <table:table-cell table:style-name="Таблица1.A1" office:value-type="string">
            <text:p text:style-name="P8">Работы горнопроходческие</text:p>
          </table:table-cell>
          <table:table-cell table:style-name="Таблица1.A1" office:value-type="string">
            <text:p text:style-name="P8">Горный инженер,</text:p>
            <text:p text:style-name="P7">Инженер – строитель</text:p>
            <text:p text:style-name="P7">инженер-механик</text:p>
            <text:p text:style-name="P7">-7 чел. или</text:p>
            <text:p text:style-name="P7"/>
            <text:p text:style-name="P7">горный техник,</text:p>
            <text:p text:style-name="P7">техник - строитель</text:p>
            <text:p text:style-name="P7">8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/>
            <text:p text:style-name="P7">не менее 5 лет</text:p>
          </table:table-cell>
        </table:table-row>
        <table:table-row table:style-name="Таблица1.1">
          <table:table-cell table:style-name="Таблица1.A5" office:value-type="float" office:value="35">
            <text:p text:style-name="P8">35</text:p>
          </table:table-cell>
          <table:table-cell table:style-name="Таблица1.A1" office:value-type="string">
            <text:p text:style-name="P8">Работы по устройству конструкций скважин</text:p>
          </table:table-cell>
          <table:table-cell table:style-name="Таблица1.A1" office:value-type="string">
            <text:p text:style-name="P8">Инженер - строитель</text:p>
            <text:p text:style-name="P7">инженер - механик</text:p>
            <text:p text:style-name="P7">-3 чел. или</text:p>
            <text:p text:style-name="P7"/>
            <text:p text:style-name="P7">техник – строитель</text:p>
            <text:p text:style-name="P7">техник-механик</text:p>
            <text:p text:style-name="P7">5 чел</text:p>
          </table:table-cell>
          <table:table-cell table:style-name="Таблица1.D3" office:value-type="string">
            <text:p text:style-name="P7">не менее 3 лет</text:p>
            <text:p text:style-name="P7"/>
            <text:p text:style-name="P7"/>
            <text:p text:style-name="P7"/>
            <text:p text:style-name="P7">не менее 5 лет</text:p>
          </table:table-cell>
        </table:table-row>
      </table:table>
      <text:p text:style-name="Шапка"/>
      <text:p text:style-name="Шапка"/>
      <text:p text:style-name="P3">Приложение 3.</text:p>
      <text:p text:style-name="Заголовок_20_документа">Перечень специальностей, по которым квалифицированные работники <text:s/>члена <text:span text:style-name="T7">НП «</text:span><text:span text:style-name="T3">МООЖС</text:span><text:span text:style-name="T7">» должны иметь профильное образование</text:span>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P11">№ </text:p>
              <text:p text:style-name="P11">п\п</text:p>
            </table:table-cell>
            <table:table-cell table:style-name="Таблица3.A1" office:value-type="string">
              <text:p text:style-name="P11">Вид работ</text:p>
            </table:table-cell>
            <table:table-cell table:style-name="Таблица3.C1" office:value-type="string">
              <text:p text:style-name="P11">Профильное образование <text:s/>для лиц, имеющих высшее образование</text:p>
            </table:table-cell>
            <table:table-cell table:style-name="Таблица3.D1" office:value-type="string">
              <text:p text:style-name="P11">Профильное образование для лиц, имеющих среднее профессиональное образование</text:p>
            </table:table-cell>
          </table:table-row>
          <table:table-row table:style-name="Таблица3.1">
            <table:table-cell table:style-name="Таблица3.A2" office:value-type="string">
              <text:p text:style-name="P16">1</text:p>
            </table:table-cell>
            <table:table-cell table:style-name="Таблица3.A2" office:value-type="string">
              <text:p text:style-name="P16">2</text:p>
            </table:table-cell>
            <table:table-cell table:style-name="Таблица3.A2" office:value-type="string">
              <text:p text:style-name="P16">3</text:p>
            </table:table-cell>
            <table:table-cell table:style-name="Таблица3.D2" office:value-type="string">
              <text:p text:style-name="P16">4</text:p>
            </table:table-cell>
          </table:table-row>
        </table:table-header-rows>
        <table:table-row table:style-name="Таблица3.3">
          <table:table-cell table:style-name="Таблица3.A2" office:value-type="string">
            <text:p text:style-name="P7">1</text:p>
          </table:table-cell>
          <table:table-cell table:style-name="Таблица3.A2" office:value-type="string">
            <text:p text:style-name="P7">Подготовительные работы на строительной площадке</text:p>
          </table:table-cell>
          <table:table-cell table:style-name="Таблица3.A2" office:value-type="string">
            <text:p text:style-name="P11">Направление: «Строительство»</text:p>
            <text:p text:style-name="P9">Специальности:</text:p>
            <text:p text:style-name="P9">270102 «Промышленное гражданское строительство»</text:p>
            <text:p text:style-name="P9">270103 «Строительство и эксплуатация строительных сооружений»</text:p>
            <text:p text:style-name="P9">270105 «Городское строительство и хозяйство»</text:p>
            <text:p text:style-name="P9">270116 «Монтаж, наладка и эксплуатация электрооборудования промышленных и гражданских зданий»</text:p>
          </table:table-cell>
          <table:table-cell table:style-name="Таблица3.D2" office:value-type="string">
            <text:p text:style-name="P11">Направление: «Строительство»</text:p>
            <text:p text:style-name="P9">Специальности:</text:p>
            <text:p text:style-name="P9">270102 «Промышленное гражданское строительство»</text:p>
            <text:p text:style-name="P9">270103 «Строительство и эксплуатация строительных сооружений»</text:p>
            <text:p text:style-name="P9">270105 «Городское строительство и хозяйство»</text:p>
            <text:p text:style-name="P9">270116 «Монтаж, наладка и эксплуатация электрооборудования промышленных и гражданских зданий»</text:p>
          </table:table-cell>
        </table:table-row>
        <table:table-row table:style-name="Таблица3.1">
          <table:table-cell table:style-name="Таблица3.A2" office:value-type="string">
            <text:p text:style-name="P7">2</text:p>
          </table:table-cell>
          <table:table-cell table:style-name="Таблица3.A2" office:value-type="string">
            <text:p text:style-name="P7">Работы по сносу строений и разборке конструкций</text:p>
          </table:table-cell>
          <table:table-cell table:style-name="Таблица3.A2" office:value-type="string">
            <text:p text:style-name="P11">Направление: «Строительство»</text:p>
            <text:p text:style-name="P9">Специальности:</text:p>
            <text:p text:style-name="P9">270102 «Промышленное гражданское строительство»</text:p>
            <text:p text:style-name="P9">270103 «Строительство и эксплуатация строительных сооружений»</text:p>
            <text:p text:style-name="P9">270105 «Городское строительство и хозяйство»</text:p>
            <text:p text:style-name="P9"/>
            <text:p text:style-name="P10">270116 «Монтаж, наладка и эксплуатация электрооборудования промышленных и гражданских зданий»</text:p>
            <text:p text:style-name="P5">270110 «Монтаж и эксплуатация внутренних сантехнических устройств и вентиляции»</text:p>
          </table:table-cell>
          <table:table-cell table:style-name="Таблица3.D2" office:value-type="string">
            <text:p text:style-name="P11">Направление: «Строительство»</text:p>
            <text:p text:style-name="P9">Специальности:</text:p>
            <text:p text:style-name="P9">270102 «Промышленное гражданское строительство»</text:p>
            <text:p text:style-name="P9">270103 «Строительство и эксплуатация строительных сооружений»</text:p>
            <text:p text:style-name="P9">270105 «Городское строительство и хозяйство»</text:p>
            <text:p text:style-name="P10">270116 «Монтаж, наладка и эксплуатация электрооборудования промышленных и гражданских зданий»</text:p>
            <text:p text:style-name="P5">270110 «Монтаж и эксплуатация внутренних сантехнических устройств и вентиляции»</text:p>
          </table:table-cell>
        </table:table-row>
        <text:soft-page-break/>
        <table:table-row table:style-name="Таблица3.5">
          <table:table-cell table:style-name="Таблица3.A5" office:value-type="string">
            <text:p text:style-name="P8">3</text:p>
          </table:table-cell>
          <table:table-cell table:style-name="Таблица3.A5" office:value-type="string">
            <text:p text:style-name="P8">Работы по водопонижению, организации поверхностного стока и водоотвода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4 «Гидротехническое строительство»</text:p>
            <text:p text:style-name="P5">270112 «Водоснабжение и водоотведение» </text:p>
            <text:p text:style-name="P5">270103 «Строительство и эксплуатация строительных сооружений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4 «Гидротехническое строительство»</text:p>
            <text:p text:style-name="P5">270112 «Водоснабжение и водоотведение»</text:p>
            <text:p text:style-name="P5">270103 «Строительство и эксплуатация строительных сооружений»</text:p>
          </table:table-cell>
        </table:table-row>
        <table:table-row table:style-name="Таблица3.6">
          <table:table-cell table:style-name="Таблица3.A6" office:value-type="float" office:value="4">
            <text:p text:style-name="P7">4</text:p>
          </table:table-cell>
          <table:table-cell table:style-name="Таблица3.A5" office:value-type="string">
            <text:p text:style-name="P7">Работы по разработке выемок, </text:p>
            <text:p text:style-name="P7">вертикальной планировке</text:p>
          </table:table-cell>
          <table:table-cell table:style-name="Таблица3.A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3 «Механизация и автоматизация строительства»</text:p>
          </table:table-cell>
          <table:table-cell table:style-name="Таблица3.D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3 «Механизация и автоматизация строительства»</text:p>
          </table:table-cell>
        </table:table-row>
        <table:table-row table:style-name="Таблица3.7">
          <table:table-cell table:style-name="Таблица3.A6" office:value-type="float" office:value="5">
            <text:p text:style-name="P7">5</text:p>
          </table:table-cell>
          <table:table-cell table:style-name="Таблица3.A5" office:value-type="string">
            <text:p text:style-name="P7">Работы по устройству насыпей и </text:p>
            <text:p text:style-name="P7">обратным засыпкам</text:p>
          </table:table-cell>
          <table:table-cell table:style-name="Таблица3.A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</table:table-cell>
          <table:table-cell table:style-name="Таблица3.D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</table:table-cell>
        </table:table-row>
        <table:table-row table:style-name="Таблица3.7">
          <table:table-cell table:style-name="Таблица3.A6" office:value-type="float" office:value="6">
            <text:p text:style-name="P7">6</text:p>
          </table:table-cell>
          <table:table-cell table:style-name="Таблица3.A5" office:value-type="string">
            <text:p text:style-name="P7">Работы гидромеханизиро-</text:p>
            <text:p text:style-name="P7">ванные и дноуглубительные</text:p>
          </table:table-cell>
          <table:table-cell table:style-name="Таблица3.A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4 «Гидротехническое строительство»</text:p>
          </table:table-cell>
          <table:table-cell table:style-name="Таблица3.D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4 «Гидротехническое строительство»</text:p>
          </table:table-cell>
        </table:table-row>
        <table:table-row table:style-name="Таблица3.9">
          <table:table-cell table:style-name="Таблица3.A6" office:value-type="float" office:value="7">
            <text:p text:style-name="P7">7</text:p>
          </table:table-cell>
          <table:table-cell table:style-name="Таблица3.A5" office:value-type="string">
            <text:p text:style-name="P7">Работы взрывные</text:p>
          </table:table-cell>
          <table:table-cell table:style-name="Таблица3.A5" office:value-type="string">
            <text:p text:style-name="P13">Направление: «Геология, разведка и разработка полезных ископаемых»</text:p>
            <text:p text:style-name="P5">Специальности:</text:p>
            <text:p text:style-name="P5">130408 «Взрывное дело»</text:p>
          </table:table-cell>
          <table:table-cell table:style-name="Таблица3.D5" office:value-type="string">
            <text:p text:style-name="P13">Направление: «Геология, разведка и разработка полезных ископаемых»</text:p>
            <text:p text:style-name="P5">Специальности:</text:p>
            <text:p text:style-name="P5">130408 «Взрывное дело»</text:p>
          </table:table-cell>
        </table:table-row>
        <text:soft-page-break/>
        <table:table-row table:style-name="Таблица3.6">
          <table:table-cell table:style-name="Таблица3.A5" office:value-type="string">
            <text:p text:style-name="P8">8</text:p>
          </table:table-cell>
          <table:table-cell table:style-name="Таблица3.A5" office:value-type="string">
            <text:p text:style-name="P8">Работы по устройству свайных оснований, шпунтовых ограждений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190205 «Подъемно-транспортные, строительные, дорожные машины и оборудование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190205 «Подъемно-транспортные, строительные, дорожные машины и оборудование»</text:p>
          </table:table-cell>
        </table:table-row>
        <table:table-row table:style-name="Таблица3.6">
          <table:table-cell table:style-name="Таблица3.A5" office:value-type="string">
            <text:p text:style-name="P8">9</text:p>
          </table:table-cell>
          <table:table-cell table:style-name="Таблица3.A5" office:value-type="string">
            <text:p text:style-name="P8">Работы по уплотнению грунтов естественного залегания <text:s/>и устройству грунтовых подушек</text:p>
          </table:table-cell>
          <table:table-cell table:style-name="Таблица3.A5" office:value-type="string">
            <text:p text:style-name="P14">Направление: «Транспортное строительство»</text:p>
            <text:p text:style-name="P5">Специальности:</text:p>
            <text:p text:style-name="P5">270205 «Автомобильные дороги и аэродромы»</text:p>
            <text:p text:style-name="P5">270206 « Строительство и эксплуатация автомобильных дорог и аэродромов»</text:p>
            <text:p text:style-name="P5">190205 «Подъемно-транспортные, строительные, дорожные машины и оборудование»</text:p>
          </table:table-cell>
          <table:table-cell table:style-name="Таблица3.D5" office:value-type="string">
            <text:p text:style-name="P14">Направление: «Транспортное строительство»</text:p>
            <text:p text:style-name="P5">Специальности:</text:p>
            <text:p text:style-name="P5">270205 «Автомобильные дороги и аэродромы»</text:p>
            <text:p text:style-name="P5">270206 « Строительство и эксплуатация автомобильных дорог и аэродромов»</text:p>
            <text:p text:style-name="P5">190205 «Подъемно-транспортные, строительные, дорожные машины и оборудование»</text:p>
          </table:table-cell>
        </table:table-row>
        <table:table-row table:style-name="Таблица3.7">
          <table:table-cell table:style-name="Таблица3.A5" office:value-type="string">
            <text:p text:style-name="P8">10</text:p>
          </table:table-cell>
          <table:table-cell table:style-name="Таблица3.A5" office:value-type="string">
            <text:p text:style-name="P8">Работы по сооружению опускных колодцев и кессонов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190205 «Подъемно-транспортные, строительные, дорожные машины и оборудование»</text:p>
            <text:p text:style-name="P5">270206 « Строительство и эксплуатация автомобильных дорог и аэродромов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190205 «Подъемно-транспортные, строительные, дорожные машины и оборудование»</text:p>
            <text:p text:style-name="P5">270206 « Строительство и эксплуатация автомобильных дорог и аэродромов»</text:p>
          </table:table-cell>
        </table:table-row>
        <table:table-row table:style-name="Таблица3.7">
          <table:table-cell table:style-name="Таблица3.A5" office:value-type="string">
            <text:p text:style-name="P8">11</text:p>
          </table:table-cell>
          <table:table-cell table:style-name="Таблица3.A5" office:value-type="string">
            <text:p text:style-name="P8">Работы по возведению сооружений <text:s/>способом «стена в грунте»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</table:table-cell>
        </table:table-row>
        <text:soft-page-break/>
        <table:table-row table:style-name="Таблица3.14">
          <table:table-cell table:style-name="Таблица3.A5" office:value-type="string">
            <text:p text:style-name="P8">12</text:p>
          </table:table-cell>
          <table:table-cell table:style-name="Таблица3.A5" office:value-type="string">
            <text:p text:style-name="P8">Работы по закреплению грунтов</text:p>
          </table:table-cell>
          <table:table-cell table:style-name="Таблица3.A5" office:value-type="string">
            <text:p text:style-name="P14">Направление: «Строительство»;</text:p>
            <text:p text:style-name="P13">«Транспортное 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205 «Автомобильные дороги и аэродромы»</text:p>
            <text:p text:style-name="P5">270206 « Строительство и эксплуатация автомобильных дорог и аэродромов»</text:p>
          </table:table-cell>
          <table:table-cell table:style-name="Таблица3.D5" office:value-type="string">
            <text:p text:style-name="P14">Направление: «Строительство»;</text:p>
            <text:p text:style-name="P13">«Транспортное 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205 «Автомобильные дороги и аэродромы»</text:p>
            <text:p text:style-name="P5">270206 « Строительство и эксплуатация автомобильных дорог и аэродромов»</text:p>
          </table:table-cell>
        </table:table-row>
        <table:table-row table:style-name="Таблица3.7">
          <table:table-cell table:style-name="Таблица3.A5" office:value-type="string">
            <text:p text:style-name="P8">13</text:p>
          </table:table-cell>
          <table:table-cell table:style-name="Таблица3.A5" office:value-type="string">
            <text:p text:style-name="P8">Работы по искусственному замораживанию грунтов</text:p>
          </table:table-cell>
          <table:table-cell table:style-name="Таблица3.A5" office:value-type="string">
            <text:p text:style-name="P14">Направление: «Горное дело»</text:p>
            <text:p text:style-name="P5">Специальности:</text:p>
            <text:p text:style-name="P5">130406 «Шахтное и подземное строительство»</text:p>
            <text:p text:style-name="P5">130407 «Шахтное строительство»</text:p>
            <text:p text:style-name="P5">130403 «Открытые горные работы»</text:p>
          </table:table-cell>
          <table:table-cell table:style-name="Таблица3.D5" office:value-type="string">
            <text:p text:style-name="P14">Направление: «Горное дело»</text:p>
            <text:p text:style-name="P5">Специальности:</text:p>
            <text:p text:style-name="P5">130406 «Шахтное и подземное строительство»</text:p>
            <text:p text:style-name="P5">130407 «Шахтное строительство»</text:p>
            <text:p text:style-name="P5">130403 «Открытые горные работы»</text:p>
          </table:table-cell>
        </table:table-row>
        <table:table-row table:style-name="Таблица3.14">
          <table:table-cell table:style-name="Таблица3.A5" office:value-type="string">
            <text:p text:style-name="P8">14</text:p>
          </table:table-cell>
          <table:table-cell table:style-name="Таблица3.A5" office:value-type="string">
            <text:p text:style-name="P8">Работы бетонные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</table:table-cell>
        </table:table-row>
        <table:table-row table:style-name="Таблица3.6">
          <table:table-cell table:style-name="Таблица3.A5" office:value-type="string">
            <text:p text:style-name="P8">15</text:p>
          </table:table-cell>
          <table:table-cell table:style-name="Таблица3.A5" office:value-type="string">
            <text:p text:style-name="P8">Работы по монтажу сборных железобетонных и бетонных конструкций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4 «Гидротехническое строительство»</text:p>
            <text:p text:style-name="P5">270111 «Монтаж и эксплуатация оборудования систем газоснабжения»</text:p>
            <text:p text:style-name="P5">270112 «Водоснабжение и водоотведение»</text:p>
            <text:p text:style-name="P5">270113 «Механизация и автоматизации строительства»</text:p>
            <text:p text:style-name="P5">270206 « Строительство и эксплуатация автомобильных дорог и аэродромов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4 «Гидротехническое строительство»</text:p>
            <text:p text:style-name="P5">270111 «Монтаж и эксплуатация оборудования систем газоснабжения»</text:p>
            <text:p text:style-name="P5">270112 «Водоснабжение и водоотведение»</text:p>
            <text:p text:style-name="P5">270113 «Механизация и автоматизации строительства»</text:p>
            <text:p text:style-name="P5">270206 « Строительство и эксплуатация автомобильных дорог и аэродромов»</text:p>
          </table:table-cell>
        </table:table-row>
        <text:soft-page-break/>
        <table:table-row table:style-name="Таблица3.6">
          <table:table-cell table:style-name="Таблица3.A5" office:value-type="string">
            <text:p text:style-name="P8">16</text:p>
          </table:table-cell>
          <table:table-cell table:style-name="Таблица3.A5" office:value-type="string">
            <text:p text:style-name="P8">Работы по монтажу металлических конструкций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190205 «Подъемно-транспортные, строительные, дорожные машины и оборудование»</text:p>
            <text:p text:style-name="P5">270108 «Изготовление металлических конструкций»</text:p>
            <text:p text:style-name="P10">270106 «Производство строительных материалов и конструкций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190205 «Подъемно-транспортные, строительные, дорожные машины и оборудование»</text:p>
            <text:p text:style-name="P5">270108 «Изготовление металлических конструкций»</text:p>
            <text:p text:style-name="P10">270106 «Производство строительных материалов и конструкций»</text:p>
          </table:table-cell>
        </table:table-row>
        <table:table-row table:style-name="Таблица3.7">
          <table:table-cell table:style-name="Таблица3.A5" office:value-type="string">
            <text:p text:style-name="P8">17</text:p>
          </table:table-cell>
          <table:table-cell table:style-name="Таблица3.A5" office:value-type="string">
            <text:p text:style-name="P8">Работы по монтажу деревянных </text:p>
            <text:p text:style-name="P7">конструкций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7 «Производство неметаллических изделий и конструкций»</text:p>
            <text:p text:style-name="P5">270113 «Механизация и автоматизации строительства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7 «Производство неметаллических изделий и конструкций»</text:p>
            <text:p text:style-name="P5">270113 «Механизация и автоматизации строительства»</text:p>
          </table:table-cell>
        </table:table-row>
        <table:table-row table:style-name="Таблица3.7">
          <table:table-cell table:style-name="Таблица3.A6" office:value-type="float" office:value="18">
            <text:p text:style-name="P7">18</text:p>
          </table:table-cell>
          <table:table-cell table:style-name="Таблица3.A5" office:value-type="string">
            <text:p text:style-name="P7">Работы по монтажу легких</text:p>
            <text:p text:style-name="P7">ограждающих конструкций</text:p>
          </table:table-cell>
          <table:table-cell table:style-name="Таблица3.A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7 «Производство неметаллических изделий и конструкций»</text:p>
            <text:p text:style-name="P5">270113 «Механизация и автоматизации строительства»</text:p>
            <text:p text:style-name="P5">270108 «Изготовление металлических конструкций»</text:p>
          </table:table-cell>
          <table:table-cell table:style-name="Таблица3.D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7 «Производство неметаллических изделий и конструкций»</text:p>
            <text:p text:style-name="P5">270113 «Механизация и автоматизации строительства»</text:p>
            <text:p text:style-name="P5">270108 «Изготовление металлических конструкций»</text:p>
          </table:table-cell>
        </table:table-row>
        <text:soft-page-break/>
        <table:table-row table:style-name="Таблица3.6">
          <table:table-cell table:style-name="Таблица3.A5" office:value-type="string">
            <text:p text:style-name="P8">19</text:p>
          </table:table-cell>
          <table:table-cell table:style-name="Таблица3.A5" office:value-type="string">
            <text:p text:style-name="P8">Работы по монтажу стен и панелей типа «СЭНДВИЧ» и полистовой сборки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7 «Производство неметаллических изделий и конструкций»</text:p>
            <text:p text:style-name="P5">270113 «Механизация и автоматизации строительства»</text:p>
            <text:p text:style-name="P5">270108 «Изготовление металлических конструкций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7 «Производство неметаллических изделий и конструкций»</text:p>
            <text:p text:style-name="P5">270113 «Механизация и автоматизации строительства»</text:p>
            <text:p text:style-name="P5">270108 «Изготовление металлических конструкций»</text:p>
          </table:table-cell>
        </table:table-row>
        <table:table-row table:style-name="Таблица3.7">
          <table:table-cell table:style-name="Таблица3.A6" office:value-type="float" office:value="20">
            <text:p text:style-name="P7">20</text:p>
          </table:table-cell>
          <table:table-cell table:style-name="Таблица3.A5" office:value-type="string">
            <text:p text:style-name="P7">Работы по устройству каменных конструкций</text:p>
          </table:table-cell>
          <table:table-cell table:style-name="Таблица3.A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7 «Производство неметаллических изделий и конструкций»</text:p>
            <text:p text:style-name="P5">270113 «Механизация и автоматизации строительства»</text:p>
          </table:table-cell>
          <table:table-cell table:style-name="Таблица3.D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7 «Производство неметаллических изделий и конструкций»</text:p>
            <text:p text:style-name="P5">270113 «Механизация и автоматизации строительства»</text:p>
          </table:table-cell>
        </table:table-row>
        <table:table-row table:style-name="Таблица3.6">
          <table:table-cell table:style-name="Таблица3.A5" office:value-type="string">
            <text:p text:style-name="P8">21</text:p>
          </table:table-cell>
          <table:table-cell table:style-name="Таблица3.A5" office:value-type="string">
            <text:p text:style-name="P8">Работы по экранированию помещений и устройству деформационных швов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</table:table-cell>
        </table:table-row>
        <text:soft-page-break/>
        <table:table-row table:style-name="Таблица3.6">
          <table:table-cell table:style-name="Таблица3.A5" office:value-type="string">
            <text:p text:style-name="P8">22</text:p>
          </table:table-cell>
          <table:table-cell table:style-name="Таблица3.A5" office:value-type="string">
            <text:p text:style-name="P8">Работы по устройству и футеровке промышленных печей и дымовых труб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6 «Производство строительных материалов и конструкций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6 «Производство строительных материалов и конструкций»</text:p>
          </table:table-cell>
        </table:table-row>
        <table:table-row table:style-name="Таблица3.7">
          <table:table-cell table:style-name="Таблица3.A5" office:value-type="string">
            <text:p text:style-name="P8">24</text:p>
          </table:table-cell>
          <table:table-cell table:style-name="Таблица3.A5" office:value-type="string">
            <text:p text:style-name="P8">Работы по гидроизоляции строительных конструкций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2 «Водоснабжение и водоотведение»</text:p>
            <text:p text:style-name="P5">270107 «Производство неметаллических изделий и конструкций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2 «Водоснабжение и водоотведение»</text:p>
            <text:p text:style-name="P5">270107 «Производство неметаллических изделий и конструкций»</text:p>
          </table:table-cell>
        </table:table-row>
        <table:table-row table:style-name="Таблица3.6">
          <table:table-cell table:style-name="Таблица3.A6" office:value-type="float" office:value="25">
            <text:p text:style-name="P7">25</text:p>
          </table:table-cell>
          <table:table-cell table:style-name="Таблица3.A5" office:value-type="string">
            <text:p text:style-name="P7">Работы по антикоррозийной защите строительных конструкций и оборудования</text:p>
          </table:table-cell>
          <table:table-cell table:style-name="Таблица3.A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6 «Производство строительных материалов и конструкций»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</table:table-cell>
          <table:table-cell table:style-name="Таблица3.D5" office:value-type="string">
            <text:p text:style-name="P13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06 «Производство строительных материалов и конструкций»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</table:table-cell>
        </table:table-row>
        <text:soft-page-break/>
        <table:table-row table:style-name="Таблица3.6">
          <table:table-cell table:style-name="Таблица3.A5" office:value-type="string">
            <text:p text:style-name="P8">26</text:p>
          </table:table-cell>
          <table:table-cell table:style-name="Таблица3.A5" office:value-type="string">
            <text:p text:style-name="P8">Работы по теплоизоляции строительных конструкций, трубопроводов и оборудования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</table:table-cell>
        </table:table-row>
        <table:table-row table:style-name="Таблица3.6">
          <table:table-cell table:style-name="Таблица3.A5" office:value-type="string">
            <text:p text:style-name="P8">27</text:p>
          </table:table-cell>
          <table:table-cell table:style-name="Таблица3.A5" office:value-type="string">
            <text:p text:style-name="P8">Работы по устройству и внутренних инженерных систем оборудования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  <text:p text:style-name="P5">270112 «Водоснабжение и водоотведение»</text:p>
            <text:p text:style-name="P5">270113 «Механизация и автоматизация строительства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  <text:p text:style-name="P5">270112 «Водоснабжение и водоотведение»</text:p>
            <text:p text:style-name="P5">270113 «Механизация и автоматизация строительства»</text:p>
          </table:table-cell>
        </table:table-row>
        <text:soft-page-break/>
        <table:table-row table:style-name="Таблица3.6">
          <table:table-cell table:style-name="Таблица3.A5" office:value-type="string">
            <text:p text:style-name="P8">28</text:p>
          </table:table-cell>
          <table:table-cell table:style-name="Таблица3.A5" office:value-type="string">
            <text:p text:style-name="P8">Работы по монтажу наружных <text:s/>инженерных сетей и </text:p>
            <text:p text:style-name="P7">коммуникаций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2 «Водоснабжение и водоотведение»</text:p>
            <text:p text:style-name="P5">270113 «Механизация и автоматизация строительства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  <text:p text:style-name="P5">270105 «Городское строительство и хозяйство»</text:p>
            <text:p text:style-name="P5">270112 «Водоснабжение и водоотведение»</text:p>
            <text:p text:style-name="P5">270113 «Механизация и автоматизация строительства»</text:p>
          </table:table-cell>
        </table:table-row>
        <table:table-row table:style-name="Таблица3.7">
          <table:table-cell table:style-name="Таблица3.A5" office:value-type="string">
            <text:p text:style-name="P8">29</text:p>
          </table:table-cell>
          <table:table-cell table:style-name="Таблица3.A5" office:value-type="string">
            <text:p text:style-name="P8">Работы по монтажу технологического оборудования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  <text:p text:style-name="P5">270113 «Механизация и автоматизация строительства»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  <text:p text:style-name="P5">270113 «Механизация и автоматизация строительства» </text:p>
            <text:p text:style-name="P5">270102 «Промышленное гражданское строительство»</text:p>
            <text:p text:style-name="P5">270103 «Строительство и эксплуатация строительных сооружений»</text:p>
          </table:table-cell>
        </table:table-row>
        <table:table-row table:style-name="Таблица3.14">
          <table:table-cell table:style-name="Таблица3.A5" office:value-type="string">
            <text:p text:style-name="P8">30</text:p>
          </table:table-cell>
          <table:table-cell table:style-name="Таблица3.A5" office:value-type="string">
            <text:p text:style-name="P8">Работы пусконаладочные</text:p>
          </table:table-cell>
          <table:table-cell table:style-name="Таблица3.A5" office:value-type="string">
            <text:p text:style-name="P14">Направление: «Строительство»</text:p>
            <text:p text:style-name="P5">Специальности:</text:p>
            <text:p text:style-name="P5">270113 «Механизация и автоматизация строительства»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</table:table-cell>
          <table:table-cell table:style-name="Таблица3.D5" office:value-type="string">
            <text:p text:style-name="P14">Направление: «Строительство»</text:p>
            <text:p text:style-name="P5">Специальности: </text:p>
            <text:p text:style-name="P5">270113 «Механизация и автоматизация строительства»</text:p>
            <text:p text:style-name="P5">270111 «Монтаж и эксплуатация оборудования и систем газоснабжения»</text:p>
            <text:p text:style-name="P5">270110 «Монтаж и эксплуатация внутренних сантехнических устройств и вентиляции»</text:p>
          </table:table-cell>
        </table:table-row>
        <text:soft-page-break/>
        <table:table-row table:style-name="Таблица3.14">
          <table:table-cell table:style-name="Таблица3.A5" office:value-type="string">
            <text:p text:style-name="P8">31</text:p>
          </table:table-cell>
          <table:table-cell table:style-name="Таблица3.A5" office:value-type="string">
            <text:p text:style-name="P8">Работы по строительству автомобильных дорог</text:p>
          </table:table-cell>
          <table:table-cell table:style-name="Таблица3.A5" office:value-type="string">
            <text:p text:style-name="P14">Направление:</text:p>
            <text:p text:style-name="P13">«Транспортное строительство»</text:p>
            <text:p text:style-name="P20">Специальности:</text:p>
            <text:p text:style-name="P20">270205 «Автомобильные дороги и аэродромы»</text:p>
            <text:p text:style-name="P20">270206 « Строительство и эксплуатация автомобильных дорог и аэродромов»</text:p>
            <text:p text:style-name="P20">190205 «Подъемно-транспортные, строительные, дорожные машины и оборудование»</text:p>
          </table:table-cell>
          <table:table-cell table:style-name="Таблица3.D5" office:value-type="string">
            <text:p text:style-name="P14">Направление:</text:p>
            <text:p text:style-name="P13">«Транспортное строительство»</text:p>
            <text:p text:style-name="P20">Специальности:</text:p>
            <text:p text:style-name="P20">270205 «Автомобильные дороги и аэродромы»</text:p>
            <text:p text:style-name="P20">270206 « Строительство и эксплуатация автомобильных дорог и аэродромов»</text:p>
            <text:p text:style-name="P20">190205 «Подъемно-транспортные, строительные, дорожные машины и оборудование»</text:p>
          </table:table-cell>
        </table:table-row>
        <table:table-row table:style-name="Таблица3.14">
          <table:table-cell table:style-name="Таблица3.A33" office:value-type="float" office:value="32">
            <text:p text:style-name="P8">32</text:p>
          </table:table-cell>
          <table:table-cell table:style-name="Таблица3.B33" office:value-type="string">
            <text:p text:style-name="P8">Работы по строительству железнодорожных путей дорог</text:p>
          </table:table-cell>
          <table:table-cell table:style-name="Таблица3.B33" office:value-type="string">
            <text:p text:style-name="P22">Направление:</text:p>
            <text:p text:style-name="P21">«Транспортное строительство»</text:p>
            <text:p text:style-name="P20">Специальности:</text:p>
            <text:p text:style-name="P20">270205 «Автомобильные дороги и аэродромы»</text:p>
            <text:p text:style-name="P20">270206 « Строительство и эксплуатация автомобильных дорог и аэродромов»</text:p>
            <text:p text:style-name="P20">190205 «Подъемно-транспортные, строительные, дорожные машины и оборудование»</text:p>
          </table:table-cell>
          <table:table-cell table:style-name="Таблица3.D33" office:value-type="string">
            <text:p text:style-name="P14">Направление:</text:p>
            <text:p text:style-name="P13">«Транспортное строительство»</text:p>
            <text:p text:style-name="P20">Специальности:</text:p>
            <text:p text:style-name="P20">270205 «Автомобильные дороги и аэродромы»</text:p>
            <text:p text:style-name="P20">270206 « Строительство и эксплуатация автомобильных дорог и аэродромов»</text:p>
            <text:p text:style-name="P19">190205 «<text:span text:style-name="T3">Подъемно</text:span>-транспортные, строительные, дорожные машины и оборудование»</text:p>
          </table:table-cell>
        </table:table-row>
        <table:table-row table:style-name="Таблица3.14">
          <table:table-cell table:style-name="Таблица3.A6" office:value-type="float" office:value="33">
            <text:p text:style-name="P8">33</text:p>
          </table:table-cell>
          <table:table-cell table:style-name="Таблица3.A5" office:value-type="string">
            <text:p text:style-name="P8">Работы подводные (водолазные)</text:p>
          </table:table-cell>
          <table:table-cell table:style-name="Таблица3.A5" office:value-type="string">
            <text:p text:style-name="P14">Направление: «Строительство»; «Морская техника»</text:p>
            <text:p text:style-name="P5">Специальности:</text:p>
            <text:p text:style-name="P5">180302 «Подводная техника»</text:p>
            <text:p text:style-name="P5">270102 «Промышленное гражданское строительство»</text:p>
            <text:p text:style-name="P5">270104 «Гидротехническое строительство»</text:p>
            <text:p text:style-name="P5">190205 «Подъемно-транспортные, строительные, дорожные машины и оборудование»</text:p>
          </table:table-cell>
          <table:table-cell table:style-name="Таблица3.D5" office:value-type="string">
            <text:p text:style-name="P14">Направление: «Строительство»; «Морская техника»</text:p>
            <text:p text:style-name="P5">Специальности:</text:p>
            <text:p text:style-name="P5">180302 «Подводная техника»</text:p>
            <text:p text:style-name="P5">270102 «Промышленное гражданское строительство»</text:p>
            <text:p text:style-name="P5">270104 «Гидротехническое строительство»</text:p>
            <text:p text:style-name="P5">190205 «Подъемно-транспортные, строительные, дорожные машины и оборудование»</text:p>
          </table:table-cell>
        </table:table-row>
        <table:table-row table:style-name="Таблица3.14">
          <table:table-cell table:style-name="Таблица3.A6" office:value-type="float" office:value="34">
            <text:p text:style-name="P8">34</text:p>
          </table:table-cell>
          <table:table-cell table:style-name="Таблица3.A5" office:value-type="string">
            <text:p text:style-name="P8">Работы горнопроходческие</text:p>
          </table:table-cell>
          <table:table-cell table:style-name="Таблица3.A5" office:value-type="string">
            <text:p text:style-name="P14">Направление: «Горное дело»</text:p>
            <text:p text:style-name="P5">Специальности:</text:p>
            <text:p text:style-name="P5">130403 «Открытые горные работы»</text:p>
            <text:p text:style-name="P5">130406 «Шахтное и подземное строительство»</text:p>
            <text:p text:style-name="P5">130407 «Шахтное строительство»</text:p>
          </table:table-cell>
          <table:table-cell table:style-name="Таблица3.D5" office:value-type="string">
            <text:p text:style-name="P14">Направление: «Горное дело»</text:p>
            <text:p text:style-name="P5">Специальности:</text:p>
            <text:p text:style-name="P5">130403 «Открытые горные работы»</text:p>
            <text:p text:style-name="P5">130406 «Шахтное и подземное строительство»</text:p>
            <text:p text:style-name="P5">130407 «Шахтное строительство»</text:p>
          </table:table-cell>
        </table:table-row>
        <text:soft-page-break/>
        <table:table-row table:style-name="Таблица3.7">
          <table:table-cell table:style-name="Таблица3.A6" office:value-type="float" office:value="35">
            <text:p text:style-name="P8">35</text:p>
          </table:table-cell>
          <table:table-cell table:style-name="Таблица3.A5" office:value-type="string">
            <text:p text:style-name="P8">Работы по устройству </text:p>
            <text:p text:style-name="P7">конструкций скважин</text:p>
          </table:table-cell>
          <table:table-cell table:style-name="Таблица3.A5" office:value-type="string">
            <text:p text:style-name="P14">Направление: «Строительство»;</text:p>
            <text:p text:style-name="P13">«Нефтегазовое дело»</text:p>
            <text:p text:style-name="P5">Специальности:</text:p>
            <text:p text:style-name="P5">130504 «Бурение нефтяных и газовых скважин»</text:p>
            <text:p text:style-name="P5">270102 «Промышленное гражданское строительство»</text:p>
            <text:p text:style-name="P5">270104 «Гидротехническое строительство»</text:p>
          </table:table-cell>
          <table:table-cell table:style-name="Таблица3.D5" office:value-type="string">
            <text:p text:style-name="P14">Направление: «Строительство»;</text:p>
            <text:p text:style-name="P13">«Нефтегазовое дело»</text:p>
            <text:p text:style-name="P5">Специальности:</text:p>
            <text:p text:style-name="P5">130504 «Бурение нефтяных и газовых скважин»</text:p>
            <text:p text:style-name="P5">270102 «Промышленное гражданское строительство»</text:p>
            <text:p text:style-name="P5">270104 «Гидротехническое строительство»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1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Tahoma1"/>
    </style:style>
    <style:style style:name="Шапка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style:font-name="Arial1" fo:font-size="11pt" style:font-size-asian="11pt"/>
    </style:style>
    <style:style style:name="Заголовок_20_документа" style:display-name="Заголовок документа" style:family="paragraph" style:parent-style-name="Title">
      <style:paragraph-properties fo:keep-with-next="auto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1.251cm" fo:margin-left="1.499cm" fo:margin-right="1.499cm" style:shadow="none" fo:background-color="#ffffff" style:writing-mode="lr-tb" style:layout-grid-color="#c0c0c0" style:layout-grid-lines="39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9T12:18:26</meta:creation-date>
    <meta:document-statistic meta:table-count="2" meta:image-count="0" meta:object-count="0" meta:page-count="16" meta:paragraph-count="864" meta:word-count="3090" meta:character-count="26330"/>
    <dc:date>2009-04-09T12:19:56</dc:date>
    <meta:editing-duration>PT00H01M31S</meta:editing-duration>
    <meta:editing-cycles>1</meta:editing-cycles>
    <meta:generator>OpenOffice.org/3.0$Linux OpenOffice.org_project/300m15$Build-9379</meta:generator>
  </office:meta>
</office:document-meta>
</file>